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HT">
      <style:text-properties officeooo:paragraph-rsid="01ce4c79"/>
    </style:style>
    <style:style style:name="P8" style:family="paragraph" style:parent-style-name="HT">
      <style:text-properties officeooo:paragraph-rsid="01cad77d"/>
    </style:style>
    <style:style style:name="P9" style:family="paragraph" style:parent-style-name="Footnote">
      <style:text-properties officeooo:rsid="01c47df4" officeooo:paragraph-rsid="01c47df4"/>
    </style:style>
    <style:style style:name="P10" style:family="paragraph" style:parent-style-name="HT">
      <style:text-properties officeooo:paragraph-rsid="01d31e89"/>
    </style:style>
    <style:style style:name="P11" style:family="paragraph" style:parent-style-name="Footnote">
      <style:text-properties officeooo:paragraph-rsid="01df6359"/>
    </style:style>
    <style:style style:name="P12" style:family="paragraph" style:parent-style-name="HT">
      <style:text-properties officeooo:paragraph-rsid="01d14991"/>
    </style:style>
    <style:style style:name="P13" style:family="paragraph" style:parent-style-name="HT">
      <style:text-properties officeooo:rsid="01d53e70" officeooo:paragraph-rsid="01d53e70"/>
    </style:style>
    <style:style style:name="P14" style:family="paragraph" style:parent-style-name="Footnote">
      <style:text-properties officeooo:rsid="01ae5320" officeooo:paragraph-rsid="01ae5320"/>
    </style:style>
    <style:style style:name="P15" style:family="paragraph" style:parent-style-name="HT">
      <style:text-properties officeooo:paragraph-rsid="01d53e70"/>
    </style:style>
    <style:style style:name="P16" style:family="paragraph" style:parent-style-name="Footnote">
      <style:text-properties officeooo:rsid="01aef29c" officeooo:paragraph-rsid="01aef29c"/>
    </style:style>
    <style:style style:name="P17" style:family="paragraph" style:parent-style-name="HT">
      <style:text-properties officeooo:paragraph-rsid="01b7d5fe"/>
    </style:style>
    <style:style style:name="P18" style:family="paragraph" style:parent-style-name="Footnote">
      <style:text-properties officeooo:rsid="01e0d885" officeooo:paragraph-rsid="01e0d885"/>
    </style:style>
    <style:style style:name="P19" style:family="paragraph" style:parent-style-name="Footnote">
      <style:text-properties officeooo:paragraph-rsid="01b57b5a"/>
    </style:style>
    <style:style style:name="P20" style:family="paragraph" style:parent-style-name="Footnote">
      <style:text-properties officeooo:rsid="01b5d962" officeooo:paragraph-rsid="01b7d5fe"/>
    </style:style>
    <style:style style:name="P21" style:family="paragraph" style:parent-style-name="Footnote">
      <style:text-properties officeooo:rsid="01ba8382" officeooo:paragraph-rsid="01ba8382"/>
    </style:style>
    <style:style style:name="P22" style:family="paragraph" style:parent-style-name="HT">
      <style:text-properties officeooo:paragraph-rsid="01ba8382"/>
    </style:style>
    <style:style style:name="P23" style:family="paragraph" style:parent-style-name="Footnote">
      <style:text-properties officeooo:paragraph-rsid="01ba8382"/>
    </style:style>
    <style:style style:name="P24" style:family="paragraph" style:parent-style-name="HT_5f_Stumpf">
      <style:text-properties officeooo:rsid="0197eb78" officeooo:paragraph-rsid="01ba8382"/>
    </style:style>
    <style:style style:name="P25" style:family="paragraph" style:parent-style-name="HT">
      <style:text-properties officeooo:rsid="0197eb78" officeooo:paragraph-rsid="0197eb78"/>
    </style:style>
    <style:style style:name="P26" style:family="paragraph" style:parent-style-name="HT">
      <style:text-properties officeooo:rsid="0197eb78" officeooo:paragraph-rsid="01d6aab9"/>
    </style:style>
    <style:style style:name="P27" style:family="paragraph" style:parent-style-name="HT_5f_Stumpf">
      <style:text-properties officeooo:rsid="01d6aab9" officeooo:paragraph-rsid="01d6aab9"/>
    </style:style>
    <style:style style:name="P28" style:family="paragraph" style:parent-style-name="HT_5f_Stumpf">
      <style:text-properties officeooo:rsid="01d8672a" officeooo:paragraph-rsid="01d8672a"/>
    </style:style>
    <style:style style:name="P29" style:family="paragraph" style:parent-style-name="Text_20_body">
      <style:paragraph-properties fo:margin-top="0cm" fo:margin-bottom="0.499cm" style:contextual-spacing="false"/>
    </style:style>
    <style:style style:name="P30" style:family="paragraph" style:parent-style-name="HT_5f_Stumpf">
      <style:text-properties officeooo:rsid="01d8efc7" officeooo:paragraph-rsid="01d8efc7"/>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1c6d3a7"/>
    </style:style>
    <style:style style:name="T9" style:family="text">
      <style:text-properties officeooo:rsid="01c83ea1"/>
    </style:style>
    <style:style style:name="T10" style:family="text">
      <style:text-properties officeooo:rsid="019fc52a"/>
    </style:style>
    <style:style style:name="T11" style:family="text">
      <style:text-properties officeooo:rsid="019730c4"/>
    </style:style>
    <style:style style:name="T12" style:family="text">
      <style:text-properties officeooo:rsid="019a6f31"/>
    </style:style>
    <style:style style:name="T13" style:family="text">
      <style:text-properties officeooo:rsid="019c2461"/>
    </style:style>
    <style:style style:name="T14" style:family="text">
      <style:text-properties officeooo:rsid="019c772c"/>
    </style:style>
    <style:style style:name="T15" style:family="text">
      <style:text-properties officeooo:rsid="01ae5320"/>
    </style:style>
    <style:style style:name="T16" style:family="text">
      <style:text-properties officeooo:rsid="01ddb4dd"/>
    </style:style>
    <style:style style:name="T17" style:family="text">
      <style:text-properties officeooo:rsid="01ca0b5b"/>
    </style:style>
    <style:style style:name="T18" style:family="text">
      <style:text-properties officeooo:rsid="01c56f9b"/>
    </style:style>
    <style:style style:name="T19" style:family="text">
      <style:text-properties officeooo:rsid="019e386e"/>
    </style:style>
    <style:style style:name="T20" style:family="text">
      <style:text-properties officeooo:rsid="01a0737b"/>
    </style:style>
    <style:style style:name="T21" style:family="text">
      <style:text-properties officeooo:rsid="01a1ca59"/>
    </style:style>
    <style:style style:name="T22" style:family="text">
      <style:text-properties officeooo:rsid="01a2881b"/>
    </style:style>
    <style:style style:name="T23" style:family="text">
      <style:text-properties officeooo:rsid="01b02a76"/>
    </style:style>
    <style:style style:name="T24" style:family="text">
      <style:text-properties officeooo:rsid="01a56e50"/>
    </style:style>
    <style:style style:name="T25" style:family="text">
      <style:text-properties officeooo:rsid="01caa9c0"/>
    </style:style>
    <style:style style:name="T26" style:family="text">
      <style:text-properties officeooo:rsid="01df6359"/>
    </style:style>
    <style:style style:name="T27" style:family="text">
      <style:text-properties officeooo:rsid="01ccb594"/>
    </style:style>
    <style:style style:name="T28" style:family="text">
      <style:text-properties officeooo:rsid="01a64d78"/>
    </style:style>
    <style:style style:name="T29" style:family="text">
      <style:text-properties officeooo:rsid="01c47df4"/>
    </style:style>
    <style:style style:name="T30" style:family="text">
      <style:text-properties officeooo:rsid="01c160a3"/>
    </style:style>
    <style:style style:name="T31" style:family="text">
      <style:text-properties officeooo:rsid="01b20006"/>
    </style:style>
    <style:style style:name="T32" style:family="text">
      <style:text-properties officeooo:rsid="01c2935b"/>
    </style:style>
    <style:style style:name="T33" style:family="text">
      <style:text-properties fo:font-style="italic" officeooo:rsid="01c2935b" style:font-style-asian="italic" style:font-style-complex="italic"/>
    </style:style>
    <style:style style:name="T34" style:family="text">
      <style:text-properties officeooo:rsid="01cad77d"/>
    </style:style>
    <style:style style:name="T35" style:family="text">
      <style:text-properties officeooo:rsid="01ce4c79"/>
    </style:style>
    <style:style style:name="T36" style:family="text">
      <style:text-properties officeooo:rsid="01cfd7e0"/>
    </style:style>
    <style:style style:name="T37" style:family="text">
      <style:text-properties officeooo:rsid="01ce9958"/>
    </style:style>
    <style:style style:name="T38" style:family="text">
      <style:text-properties officeooo:rsid="01c4cc9a"/>
    </style:style>
    <style:style style:name="T39" style:family="text">
      <style:text-properties officeooo:rsid="01d53e70"/>
    </style:style>
    <style:style style:name="T40" style:family="text">
      <style:text-properties officeooo:rsid="01d31e89"/>
    </style:style>
    <style:style style:name="T41" style:family="text">
      <style:text-properties officeooo:rsid="01ae4929"/>
    </style:style>
    <style:style style:name="T42" style:family="text">
      <style:text-properties officeooo:rsid="01d8672a"/>
    </style:style>
    <style:style style:name="T43" style:family="text">
      <style:text-properties fo:font-size="9pt" officeooo:rsid="01df6359" style:font-size-asian="10pt" style:font-size-complex="10pt"/>
    </style:style>
    <style:style style:name="T44" style:family="text">
      <style:text-properties fo:font-size="9pt" officeooo:rsid="01d8672a" style:font-size-asian="10pt" style:font-size-complex="10pt"/>
    </style:style>
    <style:style style:name="T45" style:family="text">
      <style:text-properties fo:font-size="9pt" fo:font-style="italic" style:font-size-asian="10pt" style:font-style-asian="italic" style:font-size-complex="10pt" style:font-style-complex="italic"/>
    </style:style>
    <style:style style:name="T46" style:family="text">
      <style:text-properties fo:font-size="9pt" style:font-size-asian="10pt" style:font-size-complex="10pt"/>
    </style:style>
    <style:style style:name="T47" style:family="text">
      <style:text-properties fo:font-size="9pt" fo:font-style="italic" officeooo:rsid="01d8672a" style:font-size-asian="10pt" style:font-style-asian="italic" style:font-size-complex="10pt" style:font-style-complex="italic"/>
    </style:style>
    <style:style style:name="T48" style:family="text">
      <style:text-properties officeooo:rsid="01e0bab7"/>
    </style:style>
    <style:style style:name="T49" style:family="text">
      <style:text-properties officeooo:rsid="01bd90c7"/>
    </style:style>
    <style:style style:name="T50" style:family="text">
      <style:text-properties fo:font-style="italic" officeooo:rsid="01bd90c7" style:font-style-asian="italic" style:font-style-complex="italic"/>
    </style:style>
    <style:style style:name="T51" style:family="text">
      <style:text-properties style:font-name="Adobe Garamond Pro" fo:font-size="12pt" fo:font-style="italic" officeooo:rsid="01bd90c7" style:language-asian="de" style:country-asian="DE" style:font-style-asian="italic" style:font-style-complex="italic"/>
    </style:style>
    <style:style style:name="T52" style:family="text">
      <style:text-properties officeooo:rsid="01d14991"/>
    </style:style>
    <style:style style:name="T53" style:family="text">
      <style:text-properties officeooo:rsid="01bf7934"/>
    </style:style>
    <style:style style:name="T54" style:family="text">
      <style:text-properties officeooo:rsid="01bf3eba"/>
    </style:style>
    <style:style style:name="T55" style:family="text">
      <style:text-properties officeooo:rsid="01c104ac"/>
    </style:style>
    <style:style style:name="T56" style:family="text">
      <style:text-properties fo:font-style="italic" officeooo:rsid="01d14991" style:font-style-asian="italic" style:font-style-complex="italic"/>
    </style:style>
    <style:style style:name="T57" style:family="text">
      <style:text-properties fo:font-style="italic" officeooo:rsid="01c104ac" style:font-style-asian="italic" style:font-style-complex="italic"/>
    </style:style>
    <style:style style:name="T58" style:family="text">
      <style:text-properties fo:font-style="normal" officeooo:rsid="01c104ac" style:font-style-asian="normal" style:font-style-complex="normal"/>
    </style:style>
    <style:style style:name="T59" style:family="text">
      <style:text-properties fo:font-style="normal" officeooo:rsid="01d14991" style:font-style-asian="normal" style:font-style-complex="normal"/>
    </style:style>
    <style:style style:name="T60" style:family="text">
      <style:text-properties officeooo:rsid="01a8c87f"/>
    </style:style>
    <style:style style:name="T61" style:family="text">
      <style:text-properties officeooo:rsid="01a9e264"/>
    </style:style>
    <style:style style:name="T62" style:family="text">
      <style:text-properties fo:font-style="italic" officeooo:rsid="01958835" style:font-style-asian="italic" style:font-style-complex="italic"/>
    </style:style>
    <style:style style:name="T63" style:family="text">
      <style:text-properties officeooo:rsid="01aba216"/>
    </style:style>
    <style:style style:name="T64" style:family="text">
      <style:text-properties fo:font-style="italic" style:font-style-asian="italic" style:font-style-complex="italic"/>
    </style:style>
    <style:style style:name="T65" style:family="text">
      <style:text-properties fo:font-style="normal" officeooo:rsid="01a9e264" style:font-style-asian="normal" style:font-style-complex="normal"/>
    </style:style>
    <style:style style:name="T66" style:family="text">
      <style:text-properties officeooo:rsid="01aaed18"/>
    </style:style>
    <style:style style:name="T67" style:family="text">
      <style:text-properties officeooo:rsid="01aef29c"/>
    </style:style>
    <style:style style:name="T68" style:family="text">
      <style:text-properties officeooo:rsid="01b33953"/>
    </style:style>
    <style:style style:name="T69" style:family="text">
      <style:text-properties officeooo:rsid="01b4ca8c"/>
    </style:style>
    <style:style style:name="T70" style:family="text">
      <style:text-properties officeooo:rsid="01b57b5a"/>
    </style:style>
    <style:style style:name="T71" style:family="text">
      <style:text-properties officeooo:rsid="01b5d962"/>
    </style:style>
    <style:style style:name="T72" style:family="text">
      <style:text-properties officeooo:rsid="01b7d5fe"/>
    </style:style>
    <style:style style:name="T73" style:family="text">
      <style:text-properties officeooo:rsid="01b9678c"/>
    </style:style>
    <style:style style:name="T74" style:family="text">
      <style:text-properties officeooo:rsid="01ba8382"/>
    </style:style>
    <style:style style:name="T75" style:family="text">
      <style:text-properties officeooo:rsid="01e0d885"/>
    </style:style>
    <style:style style:name="T76" style:family="text">
      <style:text-properties officeooo:rsid="01bb0bdc"/>
    </style:style>
    <style:style style:name="T77" style:family="text">
      <style:text-properties officeooo:rsid="01d6aab9"/>
    </style:style>
    <style:style style:name="T78" style:family="text">
      <style:text-properties officeooo:rsid="01d8bb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8">; ein guter Zeitpunkt wohl, um in einer an Zeitschriftengründungen reichen Phase der deutschen und europäischen Aufklärung auch in Königsberg an die Gründung eines gelehrten Periodikums zu gehen.</text:span><text:span text:style-name="T8"><text:note text:id="ftn2" text:note-class="footnote"><text:note-citation>2</text:note-citation><text:note-body><text:p text:style-name="P5">Zu Zeitschriftengründungen von 1700 bis 1800 und Journalgattungen (Literarische, Aufklärende, Politische, Gelehrte) vgl. die Übersichten bei Stöber<text:span text:style-name="T9">,</text:span> 92f.</text:p></text:note-body></text:note></text:span><text:span text:style-name="T8"> </text:span><text:span text:style-name="T10">Der umtriebige </text:span><text:span text:style-name="T5">Kanter vermochte es in der Aufbruchsstimmung</text:span><text:span text:style-name="T8"> dieser Jahre</text:span><text:span text:style-name="T5">, eine Reihe junger</text:span><text:span text:style-name="T8">, talentierter</text:span><text:span text:style-name="T5"> </text:span><text:span text:style-name="T11">Schriftsteller</text:span><text:span text:style-name="T5"> für das Zeitungsprojekt zu gewinnen, das durch Rezensionen und Anzeigen von Neuerscheinungen seinem Buchgeschäft helfen sollte. Sein Buchladen war </text:span><text:span text:style-name="T12">ab Anfang der 1760er Jahre</text:span><text:span text:style-name="T5"> das Zentrum der Königsberger Intellektuellen und sein verlegerisches Wirken, </text:span><text:span text:style-name="T13">das besonders für d</text:span><text:span text:style-name="T14">as</text:span><text:span text:style-name="T13"> frühe </text:span><text:span text:style-name="T15">literarische</text:span><text:span text:style-name="T16"> und philosophische</text:span><text:span text:style-name="T15"> </text:span><text:span text:style-name="T14">Schaffen</text:span><text:span text:style-name="T13"> Hamanns, Kants </text:span><text:span text:style-name="T14">und Herders</text:span><text:span text:style-name="T13"> von Bedeutung war</text:span><text:span text:style-name="T5">, trug </text:span><text:span text:style-name="T17">nicht unwesentlich</text:span><text:span text:style-name="T5"> dazu bei, Königsberg von der Provinz zu einem bedeutenden Ort der </text:span><text:span text:style-name="T18">europäischen </text:span><text:span text:style-name="T5">Aufklärung zu machen.</text:span><text:span text:style-name="T5"><text:note text:id="ftn3" text:note-class="footnote"><text:note-citation>3</text:note-citation><text:note-body><text:p text:style-name="Footnote"><text:span text:style-name="T7">V</text:span>gl. Dreher, 182–187</text:p></text:note-body></text:note></text:span></text:p>
      <text:p text:style-name="P6"><text:span text:style-name="T13">Eine weitere Gunst der Stunde, die Kanter nutzte, war die </text:span><text:span text:style-name="T14">seinerzeitige</text:span><text:span text:style-name="T13"> Schwäche </text:span><text:span text:style-name="T19">der</text:span><text:span text:style-name="T13"> Königsberger Konkurrenz, namentlich des Hartungschen Buchladens, </text:span><text:span text:style-name="T10">der ebenfalls eine Zeitung herausgab.</text:span><text:span text:style-name="T13"> </text:span><text:span text:style-name="T14">Nach dem Tod </text:span>Johann Heinrich Hartung<text:span text:style-name="T14">s 1756 </text:span><text:span text:style-name="T10">sowie</text:span><text:span text:style-name="T14"> </text:span><text:span text:style-name="T10">einiger</text:span><text:span text:style-name="T14"> weiterer Leiter des Familienbetriebs </text:span><text:span text:style-name="T10">in den Folgejahren</text:span><text:span text:style-name="T14"> konnte sich das Unternehmen erst ab den späten 1760er Jahren unter der Leitung Gottlieb Leberecht Hartungs </text:span><text:span text:style-name="T6">(</text:span>1747–1797<text:span text:style-name="T6">)</text:span><text:span text:style-name="T14"> wieder stabilisieren.</text:span><text:span text:style-name="T14"><text:note text:id="ftn4" text:note-class="footnote"><text:note-citation>4</text:note-citation><text:note-body><text:p text:style-name="Footnote"><text:span text:style-name="T7">V</text:span>gl. Dreher, 171f. u. 204–206</text:p></text:note-body></text:note></text:span><text:span text:style-name="T14"> Diese Konkurrenz </text:span><text:span text:style-name="T10">von Kanterschem Buchladen bzw. Zeitung mit Hartung spielte noch</text:span><text:span text:style-name="T14"> eine bedeutende Rolle in der Geschichte der </text:span><text:span text:style-name="T10">KGPZ, </text:span><text:span text:style-name="T20">sie</text:span><text:span text:style-name="T10"> endete</text:span><text:span text:style-name="T14"> letztlich </text:span><text:span text:style-name="T10">in den späten 1780ern </text:span><text:span text:style-name="T14">mit der Übernahme des </text:span><text:soft-page-break/><text:span text:style-name="T14">Kanterschen Buchladens durch Hartung.</text:span></text:p>
      <text:p text:style-name="P6"><text:span text:style-name="T20">1763 aber </text:span><text:span text:style-name="T21">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22">Gewährung eines Privilegs</text:span><text:span text:style-name="T21"> zur Herausgabe einer Zeitung </text:span><text:span text:style-name="T22">an und begründete dies in einem Schreiben vom 16. September 1763, das den Plan des Zeitungsprojekts umreißt, folgendermaßen</text:span><text:span text:style-name="T21">: </text:span></text:p>
      <text:p text:style-name="Quotations"><text:span text:style-name="T21">Diesemnächst geruhen Ewr. Königl. Majestät auch sich von mir allerunterthänigst vorstellen zu lassen, da</text:span><text:span text:style-name="T22">ß</text:span><text:span text:style-name="T21"> ich auf Zureden verschiedener dortigen Gelehrten, zur Verbeßerung des dortigen Geschmacks und mehrerer Ausbreitung </text:span>des Commercii litterarii, woran es in Preußen, in Rücksicht auf andere deutsche Universitaeten noch sehr mangelt, <text:span text:style-name="T21">intentioniret bin, eine Gelehrte Zeitung zu verlegen. Nur muß ich besorgen, da</text:span><text:span text:style-name="T23">ß</text:span><text:span text:style-name="T21"> solche von Anfang nicht so starck gehn möchte, daß ich diese nützliche Entreprise souteniren könnte, wenn Ew. Kgl. Majest. </text:span><text:span text:style-name="T22">m</text:span><text:span text:style-name="T21">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Footnote"><text:span text:style-name="T7">Z</text:span>itiert nach Rehberg, 91f., vgl. auch Dreher, 181f.</text:p></text:note-body></text:note></text:p>
      <text:p text:style-name="HT_5f_Stumpf"><text:span text:style-name="T24">Der Plan für die Zeitung sah also einerseits einen gelehrten Teil mit Rezensionen</text:span><text:span text:style-name="T25"> und</text:span><text:span text:style-name="T24"> Buchanzeigen,</text:span><text:span text:style-name="T25"> aber auch</text:span><text:span text:style-name="T24"> </text:span><text:span text:style-name="T6">Aufsätzen und Gedichten</text:span><text:span text:style-name="T24"> vor, andererseits einen politischen Teil mit Nachrichten ‚aus aller Welt‘</text:span><text:span text:style-name="T25">, damals meist kurze Avisen und Hofnachrichten</text:span><text:span text:style-name="T16">, geordnet nach den Orten der Korrespondenten (das meiste wurde aber aus anderen Zeitungen übernommen)</text:span><text:span text:style-name="T24">. </text:span><text:span text:style-name="T6">So wurde es in der zwei Mal wöchentlich erscheinenden Zeitung dann auch gehandhabt</text:span><text:span text:style-name="T26">.</text:span><text:span text:style-name="T6"> </text:span><text:span text:style-name="T26">F</text:span><text:span text:style-name="T24">ür die letzte </text:span><text:span text:style-name="T6">von vier</text:span><text:span text:style-name="T24"> Seite</text:span><text:span text:style-name="T6">n</text:span><text:span text:style-name="T27"> </text:span><text:span text:style-name="T6">auf einem halben Quartbogen</text:span><text:span text:style-name="T24"> kam noch ein Anzeigenteil mit Nachrichten zur Lotterie, Wechselkursen, Lokalanzeigen, </text:span><text:span text:style-name="T28">Fremdenlisten</text:span><text:span text:style-name="T24"> etc. hinzu</text:span><text:span text:style-name="T26">; </text:span><text:span text:style-name="T25">das Programm </text:span><text:span text:style-name="T27">der letzten Seite </text:span><text:span text:style-name="T25">wandelte sich über die Jahre stark</text:span><text:span text:style-name="T24">.</text:span><text:span text:style-name="T25"> –</text:span><text:span text:style-name="T24"> Das Buchhandelsprivileg wurde Kanter zwar in der Antwort auf seine Bitte am 1. Dezember 1763 gewährt, dasjenige für die Herausgabe einer Zeitung jedoch nur mit der Einschränkung, dass nur solche politischen Nachrichten gebracht werden dürfen, die nicht vorher in den Hartungschen Zeitungen erschienen sind, welche bereits das Privileg für politische Nachrichten </text:span><text:span text:style-name="T28">besaß</text:span><text:span text:style-name="T24">.</text:span><text:span text:style-name="T24"><text:note text:id="ftn6"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29"> </text:span><text:span text:style-name="T26">Wegen</text:span><text:span text:style-name="T25"> </text:span><text:soft-page-break/><text:span text:style-name="T25">der Hartungschen Konkurrenz musste d</text:span><text:span text:style-name="T29">ie KGPZ ihre Attraktivität also vor allem aus dem gelehrten Teil ziehen.</text:span></text:p>
      <text:p text:style-name="P7"><text:span text:style-name="T25">Diese</text:span><text:span text:style-name="T30"> </text:span><text:span text:style-name="T31">Kombination von </text:span><text:span text:style-name="T30">politischer Zeitung und gelehrter Rezensionszeitschrift ist </text:span><text:span text:style-name="T31">eigentlich nicht zeittypisch</text:span><text:span text:style-name="T32">: Erfolgreiche zeitgenössische Vorbilder wie der </text:span><text:span text:style-name="T33">Hamburgische Unpartheyische Correspondent</text:span><text:span text:style-name="T31"> </text:span><text:span text:style-name="T32">im Politischen oder die </text:span><text:span text:style-name="T33">Allgemeine Deutsche Bibliothek</text:span><text:span text:style-name="T32"> </text:span><text:span text:style-name="T27">im</text:span><text:span text:style-name="T32"> </text:span><text:span text:style-name="T27">gelehrten Bereich</text:span><text:span text:style-name="T32"> zeigen, dass man Mitte des 18. Jahrhunderts eher nicht zur Mischung der Zeitungsbereiche neigte</text:span><text:span text:style-name="T29">.</text:span><text:span text:style-name="T32"> </text:span><text:span text:style-name="T34">Mit dem Zeitungstyp unterschied sich in der Regel auch das Format</text:span><text:span text:style-name="T27">,</text:span><text:span text:style-name="T34"> das Erscheinungsintervall</text:span><text:span text:style-name="T27"> und die Länge der Artikel</text:span><text:span text:style-name="T34">: Politische Zeitungen erschienen ein bis vier Mal wöchentlich, zweispaltig in größerem Format</text:span><text:span text:style-name="T27">, mit meist kurzen Artikeln</text:span><text:span text:style-name="T34">; </text:span><text:span text:style-name="T27">gelehrte Zeitschriften</text:span><text:span text:style-name="T34"> quartalsweise oder monatlich in Oktav</text:span><text:span text:style-name="T27"> mit ausführlicheren Rezensionen und Aufsätzen</text:span><text:span text:style-name="T34">. </text:span><text:span text:style-name="T27">Die KGPZ – mit ihrem zwei Mal wöchentlichen Erscheinen und dem zweispaltigen Layout – </text:span><text:span text:style-name="T35">war von der Aufmachung her also eine politische Zeitung, inhaltlich hatte sie aber einen gelehrten Schwerpunkt</text:span><text:span text:style-name="T27">. </text:span><text:span text:style-name="T29">A</text:span><text:span text:style-name="T32">naloge zeitgenössische </text:span><text:span text:style-name="T17">Presse</text:span><text:span text:style-name="T32">projekte</text:span><text:span text:style-name="T34">, die zwei Mal wöchentlich Rezensionen auf einer zweispaltig gesetzten Seite bringen,</text:span><text:span text:style-name="T32"> </text:span><text:span text:style-name="T29">sind</text:span><text:span text:style-name="T35"> dann</text:span><text:span text:style-name="T29"> auch </text:span><text:span text:style-name="T32">schwer auszumachen</text:span><text:span text:style-name="T25"> (davon abgesehen, dass die meisten politischen Zeitungen auch nebenbei gelehrte Anzeigen brachten)</text:span><text:span text:style-name="T32">. </text:span><text:span text:style-name="T35">Viele Auseinandersetzungen in der Redaktion lassen sich auch auf diesen grundlegenden Widerspruch zurückführen: Kanter wollte Kurzrezensionen und Anzeigen vor allem von lokalen Büchern, wie es </text:span><text:span text:style-name="T36">einerseits </text:span><text:span text:style-name="T35">den distributiven Zwecken seine</text:span><text:span text:style-name="T36">r Buchhandlung</text:span><text:span text:style-name="T35"> </text:span><text:span text:style-name="T37">auf dem deutschbaltischen B</text:span><text:span text:style-name="T36">u</text:span><text:span text:style-name="T37">chmarkt </text:span><text:span text:style-name="T35">entsprach</text:span><text:span text:style-name="T36">, andererseits aber auch dem Typus von Zeitung, die er herausgab, der eher dem einer politischen entsprach.</text:span><text:span text:style-name="T35"> </text:span><text:span text:style-name="T36">S</text:span><text:span text:style-name="T35">eine Autoren wollten indessen </text:span><text:span text:style-name="T2">tendenziell </text:span><text:span text:style-name="T35">längere, mehr in die Tiefe gehende Artikel und Rezensionen über deutschlandweit bekannte </text:span><text:span text:style-name="T37">Bücher</text:span><text:span text:style-name="T35"> schreiben</text:span><text:span text:style-name="T37">, wie es den überregional bekannten Rezensionszeitschriften entsprach, die sie rezipierten.</text:span></text:p>
      <text:p text:style-name="P8"><text:span text:style-name="T32">Der </text:span><text:span text:style-name="T30">Schwerpunkt</text:span><text:span text:style-name="T32"> de</text:span><text:span text:style-name="T29">s gelehrten Teils</text:span><text:span text:style-name="T32"> sollte </text:span><text:span text:style-name="T26">mithin</text:span><text:span text:style-name="T29"> </text:span><text:span text:style-name="T30">auf dem ostpreußischen und deutschbaltischen Büchermarkt</text:span><text:span text:style-name="T32"> liegen, mithin dezidiert regional sein, was besonders anfänglich in der Redaktion durchaus umstritten gewesen sein dürfte.</text:span><text:span text:style-name="T29"> So kündigte der Herausgeber Kanter im 42. Stück vom 25. Juni 1764 eine Neuausrichtung des gelehrten Teils an, nachdem Hamann kurz zuvor aus der Redaktion ausgeschieden war: „</text:span><text:span text:style-name="T38">In der Wahl der Bücher wird er [der Herausgeber Kanter] den Geschmack von Preußen und Curland sein vornehmstes Augenmerk seyn laßen; und das übrige </text:span><text:soft-page-break/><text:span text:style-name="T38">Deutschland völlig unsern Gegenden nachsetzen.</text:span><text:span text:style-name="T29">“</text:span><text:span text:style-name="T30"><text:note text:id="ftn7" text:note-class="footnote"><text:note-citation>7</text:note-citation><text:note-body><text:p text:style-name="P9">https://dev.koenigsberger-zeitungen.de/1764/42</text:p></text:note-body></text:note></text:span><text:span text:style-name="T31"> </text:span><text:span text:style-name="T18">Wie man an der Übersicht zu den Orten der rezensierten Werke sehen kann</text:span><text:span text:style-name="T18"><text:note text:id="ftn8" text:note-class="footnote"><text:note-citation>8</text:note-citation><text:note-body><text:p text:style-name="Footnote"><text:span text:style-name="T18">Vgl. </text:span>https://dev.koenigsberger-zeitungen.de/ort/</text:p></text:note-body></text:note></text:span><text:span text:style-name="T18"> – denn den Erscheinungsort des rezensierten Werkes zeigte normalerweise die Überschrift </text:span><text:span text:style-name="T26">bei</text:span><text:span text:style-name="T18"> Rezension</text:span><text:span text:style-name="T26">en an</text:span><text:span text:style-name="T18"> –</text:span><text:span text:style-name="T39">,</text:span><text:span text:style-name="T18"> blieben die rezensierten Werke dennoch über den gesamten deutschsprachigen Raum und Europa verteilt, jedoch mit einem spürbaren Akzent auf Nordostdeutschland und das Baltikum.</text:span></text:p>
      <text:p text:style-name="P10"><text:span text:style-name="T24">Für die Zensur des gelehrten Teils </text:span><text:span text:style-name="T15">der Zeitung </text:span><text:span text:style-name="T24">sollte die philosophische Fakultät der </text:span><text:span text:style-name="T6">Königsberger Universität</text:span><text:span text:style-name="T24"> verantwortlich sein, für den politischen Teil das ‚Königl</text:span><text:span text:style-name="T28">iche</text:span><text:span text:style-name="T24"> Officium fisci‘.</text:span><text:span text:style-name="T24"><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28"> </text:span><text:span text:style-name="T40">A</text:span><text:span text:style-name="T41">llzu aktiv darf man sich die Zensur im Zeitalter Friedrichs II. </text:span><text:span text:style-name="T2">indessen</text:span><text:span text:style-name="T40"> </text:span><text:span text:style-name="T41">nicht vorstellen;</text:span><text:span text:style-name="T40"> in politisch oder religiös heiklen Angelegenheiten sowie bei Beleidigungen und ‚unsittlichen‘ Inhalten griff sie zwar mitunter durch, ließ aber das allermeiste passieren; sie war </text:span><text:span text:style-name="T2">allerdings</text:span><text:span text:style-name="T40"> mit einem recht hohen Maß an Willkür verbunden.</text:span><text:span text:style-name="T40"><text:note text:id="ftn10" text:note-class="footnote"><text:note-citation>10</text:note-citation><text:note-body><text:p text:style-name="P11"><text:span text:style-name="T2">Die Anekdote eines konkreten </text:span><text:span text:style-name="T40">(Beleidigungs-)</text:span>Fall<text:span text:style-name="T2">es von </text:span><text:span text:style-name="T42">1780 </text:span><text:span text:style-name="T2">berichtet Hamann</text:span><text:span text:style-name="T42"> </text:span><text:span text:style-name="T2">einmal an Herder</text:span><text:span text:style-name="T26">, vgl. </text:span><text:span text:style-name="T2">&lt;</text:span><text:span text:style-name="T26">https://dev.hamann-ausgabe.de/HKB/Briefe/611#256-12</text:span><text:span text:style-name="T2">&gt;</text:span><text:span text:style-name="T26"> (</text:span><text:span text:style-name="T42">die dort erwähnten Stücke der KGPZ und der</text:span><text:span text:style-name="T43"> übrigen Zeitungen sind, soweit nicht angegeben, </text:span><text:span text:style-name="T44">leider </text:span><text:span text:style-name="T43">nicht überliefert).</text:span><text:span text:style-name="T42"> </text:span><text:span text:style-name="T26">Der Streit</text:span><text:span text:style-name="T42"> betraf</text:span><text:span text:style-name="T2"> einige </text:span><text:span text:style-name="T40">junge Königsberger Autoren</text:span><text:span text:style-name="T2"> </text:span><text:span text:style-name="T42">der </text:span><text:span text:style-name="T45">Preußischen Blumenlese</text:span><text:span text:style-name="T46"> bzw. </text:span><text:span text:style-name="T44">des </text:span><text:span text:style-name="T45">Tempe</text:span><text:span text:style-name="T47">,</text:span><text:span text:style-name="T42"> im Hintergrund </text:span><text:span text:style-name="T44">spielt </text:span><text:span text:style-name="T42">noch immer die </text:span><text:span text:style-name="T44">Konkurrenz des Kanterschen mit dem Hartungschen Buchladen</text:span><text:span text:style-name="T43">.</text:span></text:p></text:note-body></text:note></text:span><text:span text:style-name="T40"> – </text:span><text:span text:style-name="T41">Zur anfänglichen </text:span><text:span text:style-name="T7">Auflage </text:span><text:span text:style-name="T41">ist wenig bekannt. 1779, als Kanters Unternehmungen und die Zeitung schon recht im Zerfall begriffen waren, schreibt Hamann einmal an Herder, die „Zeitungsleser auswärtig u einheimische werden nicht viel über 200 ausmachen“.</text:span><text:span text:style-name="T41"><text:note text:id="ftn11" text:note-class="footnote"><text:note-citation>11</text:note-citation><text:note-body><text:p text:style-name="Footnote">https://dev.hamann-ausgabe.de/HKB/Briefe/574#149-16</text:p></text:note-body></text:note></text:span><text:span text:style-name="T41"> Anfänglich dürfte die Auflage deutlich höher, aber auch ziemlich schwankend gewesen sein; für das zweite Halbjahr </text:span><text:span text:style-name="T15">1764 notiert Hamann einmal, es seien 100 Pränumeranten oder mehr</text:span> <text:span text:style-name="T15">„</text:span>auf dies zweyte halbe Jahr abgegangen aber auch einige neue<text:span text:style-name="T15">“</text:span> <text:span text:style-name="T48">hinzu</text:span> gekommen.<text:note text:id="ftn12" text:note-class="footnote"><text:note-citation>12</text:note-citation><text:note-body><text:p text:style-name="Footnote">https://dev.hamann-ausgabe.de/HKB/Briefe/263#251-31; <text:span text:style-name="T15">‚Pränumerant‘ entspricht im zeitgenössischen Sprachgebrauch etwa dem späteren ‚Subskribent‘.</text:span></text:p></text:note-body></text:note><text:span text:style-name="T49"> </text:span><text:span text:style-name="T36">Vergleichsweise ist das nicht besonders hoch, jedenfalls im Vergleich zu den überregional bekannteren Zeitungen. Et</text:span><text:span text:style-name="T49">wa der </text:span><text:span text:style-name="T50">Altonaer </text:span><text:bookmark text:name="item-title"/><text:span text:style-name="T51">Reichs-Post-Reuter</text:span><text:span text:style-name="T49"> </text:span><text:span text:style-name="T36">hatte </text:span><text:span text:style-name="T49">schon im 18. J</text:span><text:span text:style-name="T52">ahr</text:span><text:span text:style-name="T49">h</text:span><text:span text:style-name="T52">undert</text:span><text:span text:style-name="T53"> Höchstauflagen von</text:span><text:span text:style-name="T49"> 14000</text:span><text:span text:style-name="T48">;</text:span><text:span text:style-name="T52"> der </text:span><text:span text:style-name="T54">Durchschnitt für</text:span><text:span text:style-name="T48"> Zeitungen</text:span><text:span text:style-name="T54"> </text:span><text:span text:style-name="T48">aus der</text:span><text:span text:style-name="T52"> zweite</text:span><text:span text:style-name="T48">n</text:span><text:span text:style-name="T54"> Hälfte des 18. </text:span><text:span text:style-name="T52">Jahrhunderts soll bei</text:span><text:span text:style-name="T54"> 600–700</text:span><text:span text:style-name="T52"> liegen.</text:span><text:span text:style-name="T49"><text:note text:id="ftn13" text:note-class="footnote"><text:note-citation>13</text:note-citation><text:note-body><text:p text:style-name="Footnote"><text:span text:style-name="T52">V</text:span>gl. Stöber, 69f.</text:p></text:note-body></text:note></text:span><text:span text:style-name="T54"> </text:span><text:span text:style-name="T55"><text:s/></text:span><text:span text:style-name="T52">D</text:span><text:span text:style-name="T55">ie erfolgreichen gelehrten Zeitschriften hatten auch deutlich höhere Auflagen, </text:span><text:span text:style-name="T56">Allgemeine Deutsche Bibliothek</text:span><text:span text:style-name="T55"> oder </text:span><text:span text:style-name="T57">Teutscher Merkur</text:span><text:span text:style-name="T58"> etwa </text:span><text:soft-page-break/><text:span text:style-name="T59">lagen bei </text:span><text:span text:style-name="T55">2500 in den </text:span><text:span text:style-name="T52">17</text:span><text:span text:style-name="T55">70ern</text:span><text:span text:style-name="T52"> (sie waren aber ebenfalls, wie gelehrte Zeitschriften überhaupt, überregional).</text:span><text:span text:style-name="T52"><text:note text:id="ftn14" text:note-class="footnote"><text:note-citation>14</text:note-citation><text:note-body><text:p text:style-name="Footnote"><text:span text:style-name="T52">V</text:span>gl. Stöber, 90<text:span text:style-name="T52">.</text:span></text:p></text:note-body></text:note></text:span><text:span text:style-name="T54"> </text:span><text:span text:style-name="T40">Der </text:span><text:span text:style-name="T54">Preis</text:span><text:span text:style-name="T40"> für die KGPZ beträgt</text:span><text:span text:style-name="T53"> „2 fl.“ für die Pränumeration pro Quartal,</text:span><text:span text:style-name="T48"> wie es in der Ankündigung heißt;</text:span><text:span text:style-name="T53"><text:note text:id="ftn15" text:note-class="footnote"><text:note-citation>15</text:note-citation><text:note-body><text:p text:style-name="Footnote">„Nachricht“<text:span text:style-name="T40"> – wie zitieren, wo über</text:span><text:span text:style-name="T2">haupt</text:span><text:span text:style-name="T40"> edieren?!?</text:span></text:p></text:note-body></text:note></text:span><text:span text:style-name="T40"> </text:span><text:span text:style-name="T53">ein Jahresabonnement </text:span><text:span text:style-name="T40">beliefe sich also</text:span><text:span text:style-name="T53"> </text:span><text:span text:style-name="T40">auf </text:span><text:span text:style-name="T53">8 Gulden oder 5 1/3 Reichsthaler; das </text:span><text:span text:style-name="T40">liegt</text:span><text:span text:style-name="T53"> wohl ziemlich </text:span><text:span text:style-name="T40">im zeitgenössischen Durchschnitt.</text:span><text:span text:style-name="T40"><text:note text:id="ftn16" text:note-class="footnote"><text:note-citation>16</text:note-citation><text:note-body><text:p text:style-name="Footnote"><text:span text:style-name="T40">V</text:span>gl. Stöber 73f.</text:p></text:note-body></text:note></text:span></text:p>
      <text:p text:style-name="P12"/>
      <text:p text:style-name="P12"/>
      <text:list text:continue-numbering="true" text:style-name="Outline">
        <text:list-item>
          <text:list>
            <text:list-item>
              <text:h text:style-name="Heading_20_2" text:outline-level="2">Die KGPZ<text:span text:style-name="T42">-Autoren</text:span> und <text:span text:style-name="T42">der </text:span>Verlauf <text:span text:style-name="T42">der Zeitung </text:span>bis in die 1780er<text:span text:style-name="T42"> Jahre</text:span></text:h>
            </text:list-item>
          </text:list>
        </text:list-item>
      </text:list>
      <text:p text:style-name="P13"/>
      <text:p text:style-name="HT_5f_Stumpf"><text:span text:style-name="T5">Die </text:span><text:span text:style-name="T11">Schriftsteller, </text:span><text:span text:style-name="T60">welche Kanter für sein Zeitungsprojekt </text:span><text:span text:style-name="T61">als Beiträger und Redakteure gewinnen konnte</text:span><text:span text:style-name="T60">,</text:span><text:span text:style-name="T5"> hatte</text:span><text:span text:style-name="T11">n</text:span><text:span text:style-name="T5"> teilweise bereits in </text:span><text:span text:style-name="T61">den frühen 1750er Jahren in </text:span><text:span text:style-name="T5">der moralischen Wochenschrift </text:span><text:span text:style-name="T62">Daphne</text:span><text:span text:style-name="T5"> zusammengearbeitet,</text:span><text:span text:style-name="T5"><text:note text:id="ftn17" text:note-class="footnote"><text:note-citation>17</text:note-citation><text:note-body><text:p text:style-name="P14">Zu <text:span text:style-name="T12">Daphne vgl. Hamann-Register-Eintrag?</text:span></text:p></text:note-body></text:note></text:span><text:span text:style-name="T5"> </text:span><text:span text:style-name="T11">so die beiden Redakteure des ersten Jahrgangs, Hamann </text:span><text:span text:style-name="T23">und</text:span><text:span text:style-name="T11"> </text:span>Johann Friedrich Lauson.<text:note text:id="ftn18" text:note-class="footnote"><text:note-citation>18</text:note-citation><text:note-body><text:p text:style-name="P14">Zu Lauson vgl. <text:span text:style-name="T12">Hamann-Register-Eintrag </text:span>oder Kohnen-Aufsatz?</text:p></text:note-body></text:note> <text:span text:style-name="T63">Vor allem die Rezensionen und auch sonst fast alle Beiträge zur Zeitung erschienen zwar zeittypisch anonym oder allenfalls mit einem Kürzel signiert. Viele Beiträger lassen sich indessen rekonstruieren, vor allem anhand der</text:span><text:span text:style-name="T61"> gut überlieferten Briefe Hamanns an Johann Gotthelf Lindner</text:span><text:span text:style-name="T61"><text:note text:id="ftn19" text:note-class="footnote"><text:note-citation>19</text:note-citation><text:note-body><text:p text:style-name="Footnote"><text:span text:style-name="T15">Z</text:span>u Lindner, Hamann-Register-Eintrag?</text:p></text:note-body></text:note></text:span><text:span text:style-name="T61"> und dem Briefwechsel mit Herder.</text:span><text:span text:style-name="T61"><text:note text:id="ftn20" text:note-class="footnote"><text:note-citation>20</text:note-citation><text:note-body><text:p text:style-name="Footnote">Verweis zu ZH/HKB</text:p></text:note-body></text:note></text:span><text:span text:style-name="T61"> </text:span><text:span text:style-name="T63">Durch diese Briefe bekommt man auch einen </text:span><text:span text:style-name="T15">guten</text:span><text:span text:style-name="T63"> Einblick in die Redaktionsvorgänge einer Zeitung in den 1760er Jahren</text:span><text:span text:style-name="T39">.</text:span><text:span text:style-name="T63"> </text:span><text:span text:style-name="T39">D</text:span><text:span text:style-name="T63">er erste Jahrgang der KGPZ und die drei Monate von Hamanns Redakteurstätigkeit sind denn auch der am intensivsten untersuchte Zeitabschnitt der KGPZ.</text:span><text:span text:style-name="T63"><text:note text:id="ftn21" text:note-class="footnote"><text:note-citation>21</text:note-citation><text:note-body><text:p text:style-name="Footnote">[Vgl. Pupi etc., Klopfer etc.]</text:p></text:note-body></text:note></text:span><text:span text:style-name="T63"> </text:span></text:p>
      <text:p text:style-name="P15"><text:span text:style-name="T61">Neben den selbst geschriebenen Beiträgen der Redakteure finde</text:span><text:span text:style-name="T63">t</text:span><text:span text:style-name="T61"> sich im ersten Jahrgang weiterhin </text:span>ein Aufsatz über mehrere Stücke von Kant (<text:span text:style-name="T64">Über die Krankheiten des Kopfes</text:span>) <text:span text:style-name="T61">sowie eine Rezension von ihm,</text:span><text:span text:style-name="T65"><text:note text:id="ftn22" text:note-class="footnote"><text:note-citation>22</text:note-citation><text:note-body><text:p text:style-name="P14">Verweis auf KGPZ-Eintrag</text:p></text:note-body></text:note></text:span> außerdem einige Gedichte und eine Rezension des 19jährigen<text:span text:style-name="T61"> Herder</text:span>.<text:note text:id="ftn23" text:note-class="footnote"><text:note-citation>23</text:note-citation><text:note-body><text:p text:style-name="P14">Verweis auf KGPZ-Eintrag</text:p></text:note-body></text:note> An eher lokal bekannten Personen gibt es noch <text:soft-page-break/>etwa den Lehrer am Fridericianum Gottlob Schlegel<text:note text:id="ftn24" text:note-class="footnote"><text:note-citation>24</text:note-citation><text:note-body><text:p text:style-name="P14">Verweis auf KGPZ-Eintrag</text:p></text:note-body></text:note> <text:span text:style-name="T7">oder</text:span> den seinerzeitigen Feldprediger in Bartenstein und späteren Erzbischof und Kant-Biographen Ludwig Ernst Borowski.<text:note text:id="ftn25" text:note-class="footnote"><text:note-citation>25</text:note-citation><text:note-body><text:p text:style-name="P14">Verweis auf KGPZ-Eintrag. – Z<text:span text:style-name="T63">u einer Übersicht über die Beiträger und rezensierten Werke in den ersten drei Monaten der KGPZ vgl. Klopfer, </text:span><text:span text:style-name="T7">380f.</text:span></text:p></text:note-body></text:note> <text:span text:style-name="T66">In bald folgenden Jahrgängen lieferten auch die </text:span><text:span text:style-name="T63">später </text:span><text:span text:style-name="T23">sehr bekannten</text:span><text:span text:style-name="T66"> </text:span><text:span text:style-name="T63">Königsberger </text:span><text:span text:style-name="T66">Schriftsteller Theodor Gottlieb Hippel und Johann George Scheffner Beiträge für die KGPZ.</text:span><text:span text:style-name="T66"><text:note text:id="ftn26" text:note-class="footnote"><text:note-citation>26</text:note-citation><text:note-body><text:p text:style-name="P16">Vgl. KGPZ-Register-Einträge</text:p></text:note-body></text:note></text:span><text:span text:style-name="T66"> – </text:span><text:span text:style-name="T67">Es</text:span><text:span text:style-name="T66"> versammelte sich also, </text:span><text:span text:style-name="T67">insgesamt betrachtet,</text:span><text:span text:style-name="T66"> </text:span><text:span text:style-name="T67">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7"><text:span text:style-name="T67">Dass es nicht dazu kam, lag in erster Linie daran, dass es Kanter nicht gelang, die hohen intellektuellen Ansprüche seiner Redakteure und Beiträger mit seinem Interesse an einer publikumswirksamen und populären Zeitung zu vereinbaren, die auch den </text:span><text:span text:style-name="T68">Absatz</text:span><text:span text:style-name="T67"> in seinem Buchladen </text:span><text:span text:style-name="T31">vor</text:span><text:span text:style-name="T67">antreibt. Auch </text:span><text:span text:style-name="T69">sein</text:span><text:span text:style-name="T67"> </text:span><text:span text:style-name="T31">‚</text:span><text:span text:style-name="T67">windiger</text:span><text:span text:style-name="T31">‘</text:span><text:span text:style-name="T67"> Charakter </text:span><text:span text:style-name="T31">und</text:span><text:span text:style-name="T67"> </text:span><text:span text:style-name="T69">die</text:span><text:span text:style-name="T31"> Neigung, sich enthusiastisch auf neue Projekte zu stürzen, sie aber </text:span><text:span text:style-name="T68">ebenso bald zu vernachlässigen, mag eine Rolle gespielt haben.</text:span><text:span text:style-name="T68"><text:note text:id="ftn27" text:note-class="footnote"><text:note-citation>27</text:note-citation><text:note-body><text:p text:style-name="P18">Kohnen, Verhudelung, S. 16f.</text:p></text:note-body></text:note></text:span><text:span text:style-name="T68"> </text:span><text:span text:style-name="T69">Bereits das erste Stück, so teilt Hamann Lindner vertraulich mit, sei ziemlich „verhudelt“ und von den „</text:span>100 Verdrüslichkeiten<text:span text:style-name="T69">“, die er in seinem Redakteursposten voraus</text:span><text:span text:style-name="T70">ehe</text:span><text:span text:style-name="T69">, erwarte er keine größere als von dem „Temperament </text:span>meines Verlegers<text:span text:style-name="T69">“; Kanter wolle „</text:span>nichts haben als Mittel, die Bücher abzusetzen<text:span text:style-name="T69">“ und „diese eigennützige und niedrige Absichten verheelt er sich selbst unter den prächtigen Redensarten vom Geschmack des Publici und dergl. mehr“.</text:span><text:span text:style-name="T69"><text:note text:id="ftn28" text:note-class="footnote"><text:note-citation>28</text:note-citation><text:note-body><text:p text:style-name="P19"><text:span text:style-name="T70">&lt;</text:span>https://dev.hamann-ausgabe.de/HKB/Briefe/<text:span text:style-name="T70">257</text:span>#<text:span text:style-name="T70">235</text:span>-1<text:span text:style-name="T70">9&gt; (Z. 19–32)</text:span></text:p></text:note-body></text:note></text:span><text:span text:style-name="T70"> Für Hamann hatte der Redakteursposten also „wenig Reitz“ und trotz eines Angebots für einen Jahresvertrag auf 400 Gulden verließ er die Zeitung als Redakteur bereits Mitte Mai 1764</text:span><text:span text:style-name="T71">.</text:span><text:span text:style-name="T71"><text:note text:id="ftn29" text:note-class="footnote"><text:note-citation>29</text:note-citation><text:note-body><text:p text:style-name="P20"><text:span text:style-name="T72">&lt;</text:span>https://dev.hamann-ausgabe.de/HKB/Briefe/<text:span text:style-name="T70">25</text:span><text:span text:style-name="T72">8</text:span>#<text:span text:style-name="T70">23</text:span><text:span text:style-name="T72">8</text:span>-1<text:span text:style-name="T72">1&gt; (Z. 11–17)</text:span>, <text:span text:style-name="T72">vgl. &lt;</text:span>https://dev.hamann-ausgabe.de/HKB/Briefe/<text:span text:style-name="T70">2</text:span><text:span text:style-name="T72">63</text:span>#<text:span text:style-name="T72">250</text:span>-<text:span text:style-name="T72">24&gt;</text:span> und <text:span text:style-name="T72">&lt;</text:span>https://dev.hamann-ausgabe.de/HKB/Briefe/<text:span text:style-name="T70">2</text:span><text:span text:style-name="T72">66</text:span>#<text:span text:style-name="T72">255</text:span>-<text:span text:style-name="T72">18&gt;.</text:span></text:p></text:note-body></text:note></text:span><text:span text:style-name="T73"> – Dem Absatz für seinen Buchladen dienten auch die zahlreichen Bücher- und Verkaufslisten des Kanterschen Buchladens, die in den Zeitungen abgedruckt sind [einige Verweise, auch auf die Kategorie], später auch in ganzen Beilagen; sie können heute als ein relativ präziser Überblick darüber dienen, was im Königsberg der 1760er Jahre an neuerschienenen Büchern verfügbar war; etwa ein Vergleich mit den Messkatalogen der Leipziger Buchmesse</text:span><text:span text:style-name="T74">n</text:span><text:span text:style-name="T73"> </text:span><text:span text:style-name="T74">würde sich </text:span><text:soft-page-break/><text:span text:style-name="T74">lohnen</text:span><text:span text:style-name="T73">.</text:span><text:span text:style-name="T73"><text:note text:id="ftn30" text:note-class="footnote"><text:note-citation>30</text:note-citation><text:note-body><text:p text:style-name="P21">Zu den Messkatalogen vgl. Michael Pilz: „Den 21. brachte Kant den Messkatalog.“ Zur Praxeologie und Geschichte eines literarischen Informationsmediums im 18. Jahrhundert.</text:p></text:note-body></text:note></text:span></text:p>
      <text:p text:style-name="P22"><text:span text:style-name="T72">Um den Widerspruch von intellektuellem Niveau und populärer Verständlichkeit zu adressieren, der die ersten Monate der Zeitung offenbar prägte, richtete sich </text:span>Kanter <text:span text:style-name="T72">in einem Artikel vom 25. Juni </text:span>pers<text:span text:style-name="T72">ö</text:span>nlich an die Leser<text:span text:style-name="T73">, und zwar</text:span> <text:span text:style-name="T72">mit der Ankündigung eines</text:span> ausw<text:span text:style-name="T72">ä</text:span>rtigen Redakteur<text:span text:style-name="T72">s</text:span>,<text:span text:style-name="T72"> </text:span>nachdem er <text:span text:style-name="T73">„</text:span>wahrgenommen hat, das verschiedne der bisherigen [Zeitungen]<text:span text:style-name="T72"> </text:span>dem Wunsche der Leser nicht v<text:span text:style-name="T73">ö</text:span>llig genug zu thun geschienen<text:span text:style-name="T73">.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1" text:note-class="footnote"><text:note-citation>31</text:note-citation><text:note-body><text:p text:style-name="Footnote">https://dev.koenigsberger-zeitungen.de/1764/42</text:p></text:note-body></text:note> Herder wird dieses St<text:span text:style-name="T39">ü</text:span>ck sp<text:span text:style-name="T73">ä</text:span>ter einen „Schand- u. Liebespfal“<text:span text:style-name="T74"> </text:span>nennen,<text:note text:id="ftn32" text:note-class="footnote"><text:note-citation>32</text:note-citation><text:note-body><text:p text:style-name="P23"><text:span text:style-name="T71">https://dev.hamann-ausgabe.de/HKB/Briefe/</text:span><text:span text:style-name="T74">316</text:span><text:span text:style-name="T71">#</text:span><text:span text:style-name="T74">359</text:span><text:span text:style-name="T71">-1</text:span><text:span text:style-name="T74">9</text:span></text:p></text:note-body></text:note> der Hamann einen guten Monat nach seinem Abschied als Redakteur von Kanter<text:span text:style-name="T74"> </text:span>gesetzt wurde<text:span text:style-name="T74">.</text:span> <text:span text:style-name="T74">Tatsächlich lieferte Hamann bis 1781 immer wieder Beiträge, meistens mit schlechtem Gewissen, da er der Zeitungsarbeit doch </text:span><text:span text:style-name="T75">zuvor </text:span><text:span text:style-name="T74">entsagt </text:span><text:span text:style-name="T75">hatte </text:span><text:span text:style-name="T74">[Beispiel; vgl. die Beiträge-Liste https://dev.koenigsberger-zeitungen.de/akteure/hamann]. Auch Herder bis etc. [vgl. https://dev.koenigsberger-zeitungen.de/akteure/herder]. Da er dann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76">einige Gelegenheitsartikel</text:span><text:span text:style-name="T74">; </text:span><text:span text:style-name="T76">er </text:span><text:span text:style-name="T74">war aber ansonsten</text:span><text:span text:style-name="T76"> auch</text:span><text:span text:style-name="T74"> eher ein Leser der Hartungschen Zeitung [Nachweis?].</text:span></text:p>
      <text:p text:style-name="HT_5f_Stumpf"/>
      <text:p text:style-name="P24">Anzeichen des Niedergangs <text:span text:style-name="T67">gab es </text:span><text:span text:style-name="T68">also </text:span>gleich zu Beginn<text:span text:style-name="T74">.</text:span> Erstaunlich ist es dann <text:span text:style-name="T67">eher</text:span>, dass die KGPZ sich so lange <text:span text:style-name="T67">hielt</text:span>. Das Versprechen, zentrales Organ des ›Königsberger Jahrhunderts‹ zu sein, konnten die KGPZ zwar nie einhalten, immer<text:span text:style-name="T75">hin</text:span> konnte sich das Blatt aber weitaus länger halten als die meisten, zumeist kurzlebigen Periodika der Zeit. Und Auch der Niedergang und Verkauf in den 1780ern lag nicht an den KGPZ, sondern am Niedergang von Kanters sonstigen Geschäften (Papiermühle, Druckerei etc.).</text:p>
      <text:p text:style-name="P25">In den seit dem 19. Jahrhundert bekannten Privatbriefen der berühmten Königs<text:soft-page-break/>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Hamann nahm sich immer wieder vor, für die KGPZ nichts mehr zu schreiben, tat es dann aber doch wieder, und bis in die frühen 80er. Kant soll in den 70ern sowieso eher die Hartungsche Zeitung gelesen haben. Hippel etc.</text:p>
      <text:p text:style-name="P26">Wandel hin zu mehr gelehrten Beilagen<text:span text:style-name="T77"> (wann?) – Faden von oben zum Widerspruch von politischen und gelehrten Zeitungen aufnehmen: die gelehrten Beilagen waren ein Versuch, mit diesem Widerspruch umzugehen. Lange Rezensionen im gelehrten Teil über viele Stücke hinweg, die teilweise auch nur eine Spalte gingen, da auch noch Platz für die kürzeren sein sollte, waren außerdem publikationstechnisch wenig elegant.</text:span></text:p>
      <text:p text:style-name="P26"><text:span text:style-name="T77">Ein Absatz zum </text:span>Nachdruck der Kalender 1770f.<text:span text:style-name="T77"> (gutes konkretes Beispiel für das Funktionieren von Nachdrucken); auch auf Musenalm verweisen</text:span></text:p>
      <text:p text:style-name="P3"/>
      <text:list text:continue-numbering="true" text:style-name="Outline">
        <text:list-item>
          <text:list>
            <text:list-item>
              <text:h text:style-name="Heading_20_2" text:outline-level="2"><text:span text:style-name="T77">Liste der </text:span>Redakteure <text:span text:style-name="T77">der</text:span> KGPZ</text:h>
            </text:list-item>
          </text:list>
        </text:list-item>
      </text:list>
      <text:p text:style-name="HT_5f_Stumpf"/>
      <text:p text:style-name="P27">Die Organisationsstruktur der KGPZ sah Kanter als Verleger und Herausgeber in der obersten Position<text:span text:style-name="T42">. Die Entscheidungen im alltäglichen Geschäft hatte jedoch der Redakteur zu treffen: Die Korrespondenz mit den Beiträgern, Entscheidungen darüber, welche Einsendungen gedruckt werden, wie sie gekürzt werden etc. Kanter griff wohl höchstens gelegentlich und wenn er durch etwas gestört wurde ein etc. Die allgemeine Linie des Blattes, etwa auch welche Arten von Rezensionen gebracht werden, ihre Länge und Gegenstand (Hamann: Michaelis-Rezension, Trescho: lokale </text:span><text:span text:style-name="T78">homiletische Publikationen), lag also recht maßgeblich am Redakteur. Daher ist es von Nutzen zu wissen, wer wann Redakteur war, auch wenn es nie öffentlich verkündet wurde und man also stets auf Sekundärquellen angewiesen ist</text:span><text:span text:style-name="T75">.</text:span></text:p>
      <text:p text:style-name="P27"/>
      <text:p text:style-name="P28">wie ists mit dem Redakteur des politischen Teils? Wird kaum jemals erwähnt</text:p>
      <text:p text:style-name="HT_5f_Stumpf"/>
      <text:list text:continue-numbering="true" text:style-name="Outline">
        <text:list-item>
          <text:list>
            <text:list-item>
              <text:h text:style-name="Heading_20_2" text:outline-level="2"><text:span text:style-name="T78">Das Ende der KGPZ und die</text:span> Überlieferung heute</text:h>
            </text:list-item>
          </text:list>
        </text:list-item>
      </text:list>
      <text:p text:style-name="HT_5f_Stumpf"/>
      <text:p text:style-name="P29">Die Frage, bis wann die KGPZ existierten, ist nicht so leicht zu beantworten. Koh<text:soft-page-break/>nen, Zur programmierten „Verhudelung“, S. 1 schreibt, das Blatt sei „bekanntlich vom 3. Februar 1764 bis 1796“ erschienen; S. 16 weiter ohne Belege: Die Zeitung sollte seinen Bankrott und seinen Tod überdauern und wurde von seinen Söhnen, die den Wunsch des Vaters respektieren wollten, bis zum Jahre 1796 unter hohen Verlusten künstlich am Leben gehalten.“ – Rehberg, 108 schreibt von Kanters plänen, die Zeitung 1780 an Hartung zu verkaufen, was sich zerschlug, vor der Leipziger Ostermesse 1781 sei sie aber an Wagner/Dengel verkauft worden (Wagner stieg 1783 aus, Dengel 1787 bankrott). In dem einzigen nach 1772 überlieferten Jg., nämlich 1799, heißt die Zeitung jedenfalls nach wie vor „Königsbergische Gelehrte und Politische Zeitungen, bringt aber im Wesentlichen nur noch politische Nachrichten und Anzeigen; Herausgeber steht nicht dabei, fast alle Buchanzeigen sind aber von Nicolovius’ Buchladen; er war mittlerweile offenbar auch Herausgeber der KGPZ. – – Sehr aufschlussreich in dieser Hinsicht ist Dreher: Der Buchhandel und die Buchhändler zu Königsberg in Preußen im 18. Jahrhundert, S. 197–200 (<text:a xlink:type="simple" xlink:href="http://digital.slub-dresden.de/id405271263-18960180/207)" office:target-frame-name="_blank" xlink:show="new" text:style-name="Internet_20_link" text:visited-style-name="Visited_20_Internet_20_Link">http://digital.slub-dresden.de/id405271263-18960180/207)</text:a>; ebd., 198 auch ein Zitat der Anzeige der Übernahme in den KGPZ; S. 201 zum Kauf der Kanterschen Zeitung aus der Konkursmasse 1787 an schnell wechselnde Eigentümer, 1789 kauften Kanters Brüder die Zeitung und führten sie bis 1796 weiter (sogar ein Zitat ihres Abschiedsgedicht!) – danach ging die KGPZ wohl irgendwann an Nicolovius; nach 1799 verliert sich die Spur.</text:p>
      <text:p text:style-name="P30">Zu Hamann-Forschung, Herder, Reichardt, Less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9</text:page-number><text:span text:style-name="MT2">/</text:span><text:span text:style-name="MT2"><text:page-count>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1H6M24S</meta:editing-duration>
    <meta:editing-cycles>154</meta:editing-cycles>
    <meta:generator>LibreOffice/25.2.7.2$Windows_X86_64 LibreOffice_project/5cbfd1ab6520636bb5f7b99185aa69bd7456825d</meta:generator>
    <dc:date>2026-03-10T13:17:37.172615800</dc:date>
    <meta:print-date>2025-12-10T20:26:28.926227700</meta:print-date>
    <meta:printed-by>PDF-Dateien</meta:printed-by>
    <meta:document-statistic meta:table-count="0" meta:image-count="0" meta:object-count="0" meta:page-count="9" meta:paragraph-count="58" meta:word-count="2918" meta:character-count="21494" meta:non-whitespace-character-count="18625"/>
  </office:meta>
</office:document-meta>
</file>